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n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umn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n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po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n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po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n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upo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umno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upo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umno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upo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umno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upo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umno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upo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umno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o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umno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upo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umno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upo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no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upo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umno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upo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umno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upo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umno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upo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umno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upo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umn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upo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umno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upo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umno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upo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umno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upo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umn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upo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umno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upo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umno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po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umno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upo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umno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upo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umno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upo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umno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upo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umno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po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umno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upo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0:41:09.553000000</dc:date>
    <meta:editing-duration>PT51S</meta:editing-duration>
    <meta:editing-cycles>1</meta:editing-cycles>
    <meta:document-statistic meta:table-count="1" meta:cell-count="124" meta:object-count="0"/>
    <meta:generator>LibreOffice/7.2.2.2$Windows_X86_64 LibreOffice_project/02b2acce88a210515b4a5bb2e46cbfb63fe97d56</meta:generator>
  </office:meta>
</office:document-meta>
</file>